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17.591cm" fo:margin-left="0cm" table:align="left"/>
    </style:style>
    <style:style style:name="Table1.A" style:family="table-column">
      <style:table-column-properties style:column-width="7.29cm"/>
    </style:style>
    <style:style style:name="Table1.B" style:family="table-column">
      <style:table-column-properties style:column-width="10.301cm"/>
    </style:style>
    <style:style style:name="Table1.A1" style:family="table-cell">
      <style:table-cell-properties fo:padding="0cm" fo:border="none" style:writing-mode="page"/>
    </style:style>
    <style:style style:name="P1" style:family="paragraph" style:parent-style-name="Heading_20_1">
      <style:paragraph-properties fo:break-before="page"/>
    </style:style>
    <style:style style:name="P2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3" style:family="paragraph" style:parent-style-name="Standard">
      <style:text-properties officeooo:rsid="00045571" officeooo:paragraph-rsid="00045571"/>
    </style:style>
    <style:style style:name="T1" style:family="text">
      <style:text-properties fo:font-weight="bol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2"><text:a xlink:type="simple" xlink:href="#__RefHeading___Toc109_3675822295" text:style-name="Index_20_Link" text:visited-style-name="Index_20_Link">References:<text:tab/>2</text:a></text:p>
        </text:index-body>
      </text:table-of-content>
      <text:p text:style-name="Standard"/>
      <text:h text:style-name="P1" text:outline-level="1"><text:bookmark-start text:name="__RefHeading___Toc109_3675822295"/>References:<text:bookmark-end text:name="__RefHeading___Toc109_3675822295"/></text:h>
      <table:table table:name="Table1" table:style-name="Table1">
        <table:table-column table:style-name="Table1.A"/>
        <table:table-column table:style-name="Table1.B"/>
        <table:table-row table:style-name="TableLine6400340960">
          <table:table-cell table:style-name="Table1.A1" office:value-type="string">
            <text:p text:style-name="Table_20_Contents"><text:a xlink:type="simple" xlink:href="https://www.enbridge.com/" office:target-frame-name="_blank" xlink:show="new" text:style-name="Internet_20_link" text:visited-style-name="Visited_20_Internet_20_Link"><text:span text:style-name="T1">Enbridge Inc.</text:span></text:a></text:p>
          </table:table-cell>
          <table:table-cell table:style-name="Table1.A1" office:value-type="string">
            <text:p text:style-name="Table_20_Contents"><text:a xlink:type="simple" xlink:href="https://finviz.com/quote.ashx?t=ENB&amp;ty=c&amp;p=d&amp;b=1" text:style-name="Internet_20_link" text:visited-style-name="Visited_20_Internet_20_Link">https://finviz.com/quote.ashx?t=ENB&amp;ty=c&amp;p=d&amp;b=1</text:a></text:p>
          </table:table-cell>
        </table:table-row>
        <table:table-row table:style-name="TableLine6400340960">
          <table:table-cell table:style-name="Table1.A1" office:value-type="string">
            <text:p text:style-name="Table_20_Contents"><text:a xlink:type="simple" xlink:href="https://www.fortisinc.com/" office:target-frame-name="_blank" xlink:show="new" text:style-name="Internet_20_link" text:visited-style-name="Visited_20_Internet_20_Link"><text:span text:style-name="T1">Fortis Inc.</text:span></text:a></text:p>
          </table:table-cell>
          <table:table-cell table:style-name="Table1.A1" office:value-type="string">
            <text:p text:style-name="Table_20_Contents"><text:a xlink:type="simple" xlink:href="https://finviz.com/quote.ashx?t=FTS&amp;ty=c&amp;p=d&amp;b=1" text:style-name="Internet_20_link" text:visited-style-name="Visited_20_Internet_20_Link">https://finviz.com/quote.ashx?t=FTS&amp;ty=c&amp;p=d&amp;b=1</text:a></text:p>
          </table:table-cell>
        </table:table-row>
        <table:table-row table:style-name="TableLine6400340960">
          <table:table-cell table:style-name="Table1.A1" office:value-type="string">
            <text:p text:style-name="Table_20_Contents"><text:a xlink:type="simple" xlink:href="https://www.transalta.com/" office:target-frame-name="_blank" xlink:show="new" text:style-name="Internet_20_link" text:visited-style-name="Visited_20_Internet_20_Link"><text:span text:style-name="T1">TransAlta Corporation</text:span></text:a></text:p>
          </table:table-cell>
          <table:table-cell table:style-name="Table1.A1" office:value-type="string">
            <text:p text:style-name="Table_20_Contents"><text:a xlink:type="simple" xlink:href="https://finviz.com/quote.ashx?t=TAC&amp;ty=c&amp;p=d&amp;b=1" text:style-name="Internet_20_link" text:visited-style-name="Visited_20_Internet_20_Link">https://finviz.com/quote.ashx?t=TAC&amp;ty=c&amp;p=d&amp;b=1</text:a></text:p>
          </table:table-cell>
        </table:table-row>
        <table:table-row table:style-name="TableLine6400340960">
          <table:table-cell table:style-name="Table1.A1" office:value-type="string">
            <text:p text:style-name="Table_20_Contents"><text:a xlink:type="simple" xlink:href="https://www.fortisinc.com/" office:target-frame-name="_blank" xlink:show="new" text:style-name="Internet_20_link" text:visited-style-name="Visited_20_Internet_20_Link"><text:span text:style-name="T1">Fortis Inc.</text:span></text:a></text:p>
          </table:table-cell>
          <table:table-cell table:style-name="Table1.A1" office:value-type="string">
            <text:p text:style-name="Table_20_Contents"><text:a xlink:type="simple" xlink:href="https://finviz.com/quote.ashx?t=FTS&amp;ty=c&amp;p=d&amp;b=1" text:style-name="Internet_20_link" text:visited-style-name="Visited_20_Internet_20_Link">https://finviz.com/quote.ashx?t=FTS&amp;ty=c&amp;p=d&amp;b=1</text:a></text:p>
          </table:table-cell>
        </table:table-row>
        <table:table-row table:style-name="TableLine6400340960">
          <table:table-cell table:style-name="Table1.A1" office:value-type="string">
            <text:p text:style-name="Standard"><text:bookmark text:name="ticker"/><text:a xlink:type="simple" xlink:href="https://finviz.com/quote.ashx?t=AQN&amp;ty=c&amp;ta=1&amp;p=d&amp;b=1" text:style-name="Internet_20_link" text:visited-style-name="Visited_20_Internet_20_Link">AQN</text:a></text:p>
          </table:table-cell>
          <table:table-cell table:style-name="Table1.A1" office:value-type="string">
            <text:p text:style-name="Table_20_Contents"><text:a xlink:type="simple" xlink:href="https://finviz.com/quote.ashx?t=AQN&amp;ty=c&amp;p=d&amp;b=1" text:style-name="Internet_20_link" text:visited-style-name="Visited_20_Internet_20_Link">https://finviz.com/quote.ashx?t=AQN&amp;ty=c&amp;p=d&amp;b=1</text:a></text:p>
          </table:table-cell>
        </table:table-row>
        <table:table-row table:style-name="TableLine6400340960">
          <table:table-cell table:style-name="Table1.A1" office:value-type="string">
            <text:p text:style-name="Standard"><text:a xlink:type="simple" xlink:href="https://www.tcenergy.com/" office:target-frame-name="_blank" xlink:show="new" text:style-name="Internet_20_link" text:visited-style-name="Visited_20_Internet_20_Link"><text:span text:style-name="T1">TC Energy Corporation</text:span></text:a></text:p>
          </table:table-cell>
          <table:table-cell table:style-name="Table1.A1" office:value-type="string">
            <text:p text:style-name="Table_20_Contents"><text:a xlink:type="simple" xlink:href="https://finviz.com/quote.ashx?t=TRP&amp;ty=c&amp;p=d&amp;b=1" text:style-name="Internet_20_link" text:visited-style-name="Visited_20_Internet_20_Link">https://finviz.com/quote.ashx?t=TRP&amp;ty=c&amp;p=d&amp;b=1</text:a></text:p>
          </table:table-cell>
        </table:table-row>
        <table:table-row table:style-name="TableLine6400340960">
          <table:table-cell table:style-name="Table1.A1" office:value-type="string">
            <text:p text:style-name="Standard"><text:a xlink:type="simple" xlink:href="https://www.pembina.com/" office:target-frame-name="_blank" xlink:show="new" text:style-name="Internet_20_link" text:visited-style-name="Visited_20_Internet_20_Link"><text:span text:style-name="T1">Pembina Pipeline Corporation</text:span></text:a></text:p>
          </table:table-cell>
          <table:table-cell table:style-name="Table1.A1" office:value-type="string">
            <text:p text:style-name="Table_20_Contents"><text:a xlink:type="simple" xlink:href="https://finviz.com/quote.ashx?t=PBA&amp;ty=c&amp;p=d&amp;b=1" text:style-name="Internet_20_link" text:visited-style-name="Visited_20_Internet_20_Link">https://finviz.com/quote.ashx?t=PBA&amp;ty=c&amp;p=d&amp;b=1</text:a></text:p>
          </table:table-cell>
        </table:table-row>
        <table:table-row table:style-name="TableLine6400340960">
          <table:table-cell table:style-name="Table1.A1" office:value-type="string">
            <text:p text:style-name="Standard"><text:a xlink:type="simple" xlink:href="https://www.crescentpointenergy.com/" office:target-frame-name="_blank" xlink:show="new" text:style-name="Internet_20_link" text:visited-style-name="Visited_20_Internet_20_Link"><text:span text:style-name="T1">Crescent Point Energy Corp.</text:span></text:a></text:p>
          </table:table-cell>
          <table:table-cell table:style-name="Table1.A1" office:value-type="string">
            <text:p text:style-name="Table_20_Contents"><text:a xlink:type="simple" xlink:href="https://finviz.com/quote.ashx?t=CPG&amp;ty=c&amp;p=d&amp;b=1" text:style-name="Internet_20_link" text:visited-style-name="Visited_20_Internet_20_Link">https://finviz.com/quote.ashx?t=CPG&amp;ty=c&amp;p=d&amp;b=1</text:a></text:p>
          </table:table-cell>
        </table:table-row>
        <table:table-row table:style-name="TableLine6400340960">
          <table:table-cell table:style-name="Table1.A1" office:value-type="string">
            <text:p text:style-name="Standard"><text:a xlink:type="simple" xlink:href="https://www.cnrl.com/" office:target-frame-name="_blank" xlink:show="new" text:style-name="Internet_20_link" text:visited-style-name="Visited_20_Internet_20_Link"><text:span text:style-name="T1">Canadian Natural Resources Limited</text:span></text:a></text:p>
          </table:table-cell>
          <table:table-cell table:style-name="Table1.A1" office:value-type="string">
            <text:p text:style-name="Table_20_Contents"><text:a xlink:type="simple" xlink:href="https://finviz.com/quote.ashx?t=CNQ&amp;ty=c&amp;p=d&amp;b=1" text:style-name="Internet_20_link" text:visited-style-name="Visited_20_Internet_20_Link">https://finviz.com/quote.ashx?t=CNQ&amp;ty=c&amp;p=d&amp;b=1</text:a></text:p>
          </table:table-cell>
        </table:table-row>
        <table:table-row table:style-name="TableLine6400340960">
          <table:table-cell table:style-name="Table1.A1" office:value-type="string">
            <text:p text:style-name="Standard"><text:a xlink:type="simple" xlink:href="https://www.enerplus.com/" office:target-frame-name="_blank" xlink:show="new" text:style-name="Internet_20_link" text:visited-style-name="Visited_20_Internet_20_Link"><text:span text:style-name="T1">Enerplus Corporation</text:span></text:a></text:p>
          </table:table-cell>
          <table:table-cell table:style-name="Table1.A1" office:value-type="string">
            <text:p text:style-name="Table_20_Contents"><text:a xlink:type="simple" xlink:href="https://finviz.com/quote.ashx?t=ERF&amp;ty=c&amp;p=d&amp;b=1" text:style-name="Internet_20_link" text:visited-style-name="Visited_20_Internet_20_Link">https://finviz.com/quote.ashx?t=ERF&amp;ty=c&amp;p=d&amp;b=1</text:a></text:p>
          </table:table-cell>
        </table:table-row>
        <table:table-row table:style-name="TableLine6400340960">
          <table:table-cell table:style-name="Table1.A1" office:value-type="string">
            <text:p text:style-name="Standard"><text:a xlink:type="simple" xlink:href="https://www.vermilionenergy.com/" office:target-frame-name="_blank" xlink:show="new" text:style-name="Internet_20_link" text:visited-style-name="Visited_20_Internet_20_Link"><text:span text:style-name="T1">Vermilion Energy Inc.</text:span></text:a></text:p>
          </table:table-cell>
          <table:table-cell table:style-name="Table1.A1" office:value-type="string">
            <text:p text:style-name="Table_20_Contents"><text:a xlink:type="simple" xlink:href="https://finviz.com/quote.ashx?t=VET&amp;ty=c&amp;p=d&amp;b=1" text:style-name="Internet_20_link" text:visited-style-name="Visited_20_Internet_20_Link">https://finviz.com/quote.ashx?t=VET&amp;ty=c&amp;p=d&amp;b=1</text:a></text:p>
          </table:table-cell>
        </table:table-row>
        <table:table-row table:style-name="TableLine6400340960">
          <table:table-cell table:style-name="Table1.A1" office:value-type="string">
            <text:p text:style-name="Standard"><text:a xlink:type="simple" xlink:href="https://algonquinpower.com/" office:target-frame-name="_blank" xlink:show="new" text:style-name="Internet_20_link" text:visited-style-name="Visited_20_Internet_20_Link"><text:span text:style-name="T1">Algonquin Power &amp; Utilities Corp.</text:span></text:a></text:p>
          </table:table-cell>
          <table:table-cell table:style-name="Table1.A1" office:value-type="string">
            <text:p text:style-name="Table_20_Contents"><text:a xlink:type="simple" xlink:href="https://finviz.com/quote.ashx?t=AQN&amp;ty=c&amp;p=d&amp;b=1" text:style-name="Internet_20_link" text:visited-style-name="Visited_20_Internet_20_Link">https://finviz.com/quote.ashx?t=AQN&amp;ty=c&amp;p=d&amp;b=1</text:a></text:p>
          </table:table-cell>
        </table:table-row>
        <table:table-row table:style-name="TableLine6400340960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Table_20_Contents"/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 Unicode MS1" style:font-family-complex="'Arial Unicode MS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5-21T00:38:34.269572564</meta:creation-date>
    <dc:date>2022-05-21T00:48:45.144528463</dc:date>
    <meta:editing-duration>PT10M3S</meta:editing-duration>
    <meta:editing-cycles>18</meta:editing-cycles>
    <meta:generator>LibreOffice/7.2.5.2$MacOSX_AARCH64 LibreOffice_project/499f9727c189e6ef3471021d6132d4c694f357e5</meta:generator>
    <meta:document-statistic meta:table-count="1" meta:image-count="0" meta:object-count="0" meta:page-count="2" meta:paragraph-count="27" meta:word-count="51" meta:character-count="860" meta:non-whitespace-character-count="836"/>
  </office:meta>
</office:document-meta>
</file>